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Depiction of a chemical element:</math:mtext>
      </math:mtr>
      <math:mtr>
        <math:mstyle math:fontsize="25pt">
          <math:mrow>
            <math:mstyle math:fontfamily="sans">
              <math:mrow>
                <math:mstyle math:fontstyle="normal">
                  <math:mrow>
                    <math:mmultiscripts>
                      <math:mi>Zn</math:mi>
                      <math:none/>
                      <math:mrow>
                        <math:mn>2</math:mn>
                        <math:mo math:stretchy="false">+</math:mo>
                        <math:mrow/>
                      </math:mrow>
                      <math:mprescripts/>
                      <math:mn>30</math:mn>
                      <math:mn>63</math:mn>
                    </math:mmultiscripts>
                  </math:mrow>
                </math:mstyle>
              </math:mrow>
            </math:mstyle>
          </math:mrow>
        </math:mstyle>
      </math:mtr>
    </math:mtable>
    <math:annotation math:encoding="StarMath 5.0">"Depiction of a chemical element:" newline
size 25 font sans nitalic Zn lsub 30 lsup 63 rsup {2+{} }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1:04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